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637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4.487cm"/>
    </style:style>
    <style:style style:name="co4" style:family="table-column">
      <style:table-column-properties fo:break-before="auto" style:column-width="4.625cm"/>
    </style:style>
    <style:style style:name="co5" style:family="table-column">
      <style:table-column-properties fo:break-before="auto" style:column-width="4.872cm"/>
    </style:style>
    <style:style style:name="co6" style:family="table-column">
      <style:table-column-properties fo:break-before="auto" style:column-width="4.2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694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3.941cm"/>
    </style:style>
    <style:style style:name="co11" style:family="table-column">
      <style:table-column-properties fo:break-before="auto" style:column-width="4.187cm"/>
    </style:style>
    <style:style style:name="co12" style:family="table-column">
      <style:table-column-properties fo:break-before="auto" style:column-width="5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dos Gerai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Nome:</text:p>
          </table:table-cell>
          <table:table-cell table:style-name="ce1" office:value-type="string" calcext:value-type="string">
            <text:p>Cpf:</text:p>
          </table:table-cell>
          <table:table-cell table:style-name="ce1" office:value-type="string" calcext:value-type="string">
            <text:p>Futuro Telefone:</text:p>
          </table:table-cell>
          <table:table-cell table:style-name="ce1" office:value-type="string" calcext:value-type="string">
            <text:p>Patrimônio Bruto</text:p>
          </table:table-cell>
          <table:table-cell table:style-name="ce1" office:value-type="string" calcext:value-type="string">
            <text:p>É ou não:</text:p>
          </table:table-cell>
          <table:table-cell table:style-name="ce1" office:value-type="string" calcext:value-type="string">
            <text:p>Merece ser Taxado: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João do Caminhão</text:p>
          </table:table-cell>
          <table:table-cell office:value-type="float" office:value="15683113628" calcext:value-type="float">
            <text:p>15683113628</text:p>
          </table:table-cell>
          <table:table-cell table:formula="of:=VLOOKUP([.B2]; ['Dados Pessoais'.A:.B]; 2; 0)" office:value-type="string" office:string-value="(35)9 9925-8629" calcext:value-type="string">
            <text:p>(35)9 9925-8629</text:p>
          </table:table-cell>
          <table:table-cell table:style-name="ce6" office:value-type="currency" office:currency="BRL" office:value="1500000" calcext:value-type="currency">
            <text:p>R$ 1.500.000,00</text:p>
          </table:table-cell>
          <table:table-cell table:formula="of:=IF([.A2] = &quot;João do Caminhão&quot;; &quot;É o João!&quot;; IF([.A2] = &quot;Carminha Fru Fru&quot;; &quot;É a Carminha&quot;; &quot;Nenhum dos anteriores&quot;))" office:value-type="string" office:string-value="É o João!" calcext:value-type="string">
            <text:p>É o João!</text:p>
          </table:table-cell>
          <table:table-cell office:value-type="string" calcext:value-type="string">
            <text:p>Ric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arminha Fru Fru</text:p>
          </table:table-cell>
          <table:table-cell office:value-type="float" office:value="73849563511" calcext:value-type="float">
            <text:p>73849563511</text:p>
          </table:table-cell>
          <table:table-cell table:formula="of:=VLOOKUP([.B3]; ['Dados Pessoais'.A:.B]; 2; 0)" office:value-type="string" office:string-value="(11)9 9932-9875" calcext:value-type="string">
            <text:p>(11)9 9932-9875</text:p>
          </table:table-cell>
          <table:table-cell table:style-name="ce6" office:value-type="currency" office:currency="BRL" office:value="2000000" calcext:value-type="currency">
            <text:p>R$ 2.000.000,00</text:p>
          </table:table-cell>
          <table:table-cell table:formula="of:=IF([.A3] = &quot;João do Caminhão&quot;; &quot;É o João!&quot;; IF([.A3] = &quot;Carminha Fru Fru&quot;; &quot;É a Carminha&quot;; &quot;Nenhum dos anteriores&quot;))" office:value-type="string" office:string-value="É a Carminha" calcext:value-type="string">
            <text:p>É a Carminha</text:p>
          </table:table-cell>
          <table:table-cell office:value-type="string" calcext:value-type="string">
            <text:p>Rico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onaldo Fenômeno</text:p>
          </table:table-cell>
          <table:table-cell office:value-type="float" office:value="73649384613" calcext:value-type="float">
            <text:p>73649384613</text:p>
          </table:table-cell>
          <table:table-cell table:formula="of:=VLOOKUP([.B4]; ['Dados Pessoais'.A:.B]; 2; 0)" office:value-type="string" office:string-value="(21)9 9876-8576" calcext:value-type="string">
            <text:p>(21)9 9876-8576</text:p>
          </table:table-cell>
          <table:table-cell table:style-name="ce6" office:value-type="currency" office:currency="BRL" office:value="100" calcext:value-type="currency">
            <text:p>R$ 100,00</text:p>
          </table:table-cell>
          <table:table-cell table:formula="of:=IF([.A4] = &quot;João do Caminhão&quot;; &quot;É o João!&quot;; IF([.A4] = &quot;Carminha Fru Fru&quot;; &quot;É a Carminha&quot;; &quot;Nenhum dos anteriores&quot;))" office:value-type="string" office:string-value="Nenhum dos anteriores" calcext:value-type="string">
            <text:p>Nenhum dos anteriores</text:p>
          </table:table-cell>
          <table:table-cell office:value-type="string" calcext:value-type="string">
            <text:p>Médio</text:p>
          </table:table-cell>
          <table:table-cell table:number-columns-repeated="16378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ados Pessoais" table:style-name="ta1">
        <table:table-column table:style-name="co8" table:number-columns-repeated="2" table:default-cell-style-name="ce2"/>
        <table:table-column table:style-name="co7" table:number-columns-repeated="16382" table:default-cell-style-name="ce2"/>
        <table:table-row table:style-name="ro1">
          <table:table-cell table:style-name="ce1" office:value-type="string" calcext:value-type="string">
            <text:p>Cpf:</text:p>
          </table:table-cell>
          <table:table-cell table:style-name="ce1" office:value-type="string" calcext:value-type="string">
            <text:p>Telefone:</text:p>
          </table:table-cell>
          <table:table-cell table:number-columns-repeated="16382"/>
        </table:table-row>
        <table:table-row table:style-name="ro1">
          <table:table-cell table:style-name="ce3" office:value-type="float" office:value="15683113628" calcext:value-type="float">
            <text:p>15683113628</text:p>
          </table:table-cell>
          <table:table-cell table:style-name="ce3" office:value-type="string" calcext:value-type="string">
            <text:p>(35)9 9925-8629</text:p>
          </table:table-cell>
          <table:table-cell table:number-columns-repeated="16382"/>
        </table:table-row>
        <table:table-row table:style-name="ro1">
          <table:table-cell office:value-type="float" office:value="73849563511" calcext:value-type="float">
            <text:p>73849563511</text:p>
          </table:table-cell>
          <table:table-cell office:value-type="string" calcext:value-type="string">
            <text:p>(11)9 9932-9875</text:p>
          </table:table-cell>
          <table:table-cell table:number-columns-repeated="16382"/>
        </table:table-row>
        <table:table-row table:style-name="ro1">
          <table:table-cell office:value-type="float" office:value="73649384613" calcext:value-type="float">
            <text:p>73649384613</text:p>
          </table:table-cell>
          <table:table-cell office:value-type="string" calcext:value-type="string">
            <text:p>(21)9 9876-8576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nalise Dados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6380" table:default-cell-style-name="ce2"/>
        <table:table-row table:style-name="ro1">
          <table:table-cell table:style-name="ce1" office:value-type="string" calcext:value-type="string">
            <text:p>Maior Patrimônio</text:p>
          </table:table-cell>
          <table:table-cell table:style-name="ce1" office:value-type="string" calcext:value-type="string">
            <text:p>Menor Patrimônio:</text:p>
          </table:table-cell>
          <table:table-cell table:style-name="ce1" office:value-type="string" calcext:value-type="string">
            <text:p>Média dos Patrimônios:</text:p>
          </table:table-cell>
          <table:table-cell table:style-name="ce1" office:value-type="string" calcext:value-type="string">
            <text:p>Cáculo da média dos Ricos:</text:p>
          </table:table-cell>
          <table:table-cell table:number-columns-repeated="16380"/>
        </table:table-row>
        <table:table-row table:style-name="ro1">
          <table:table-cell table:style-name="ce6" table:formula="of:=MAX(['Dados Gerais'.D:.D])" office:value-type="currency" office:currency="BRL" office:value="2000000" calcext:value-type="currency">
            <text:p>R$ 2.000.000,00</text:p>
          </table:table-cell>
          <table:table-cell table:style-name="ce6" table:formula="of:=MIN(['Dados Gerais'.D:.D])" office:value-type="currency" office:currency="BRL" office:value="100" calcext:value-type="currency">
            <text:p>R$ 100,00</text:p>
          </table:table-cell>
          <table:table-cell table:style-name="ce6" table:formula="of:=AVERAGE(['Dados Gerais'.D:.D])" office:value-type="currency" office:currency="BRL" office:value="1166700" calcext:value-type="currency">
            <text:p>R$ 1.166.700,00</text:p>
          </table:table-cell>
          <table:table-cell table:style-name="ce6" table:formula="of:=AVERAGEIF(['Dados Gerais'.F:.F]; &quot;Rico&quot;; ['Dados Gerais'.D:.D])" office:value-type="currency" office:currency="BRL" office:value="1750000" calcext:value-type="currency">
            <text:p>R$ 1.750.000,00</text:p>
          </table:table-cell>
          <table:table-cell table:number-columns-repeated="16380"/>
        </table:table-row>
        <table:table-row table:style-name="ro1">
          <table:table-cell table:number-columns-repeated="2" table:style-name="ce1" office:value-type="string" calcext:value-type="string">
            <text:p>Nome da Pessoa:</text:p>
          </table:table-cell>
          <table:table-cell table:number-columns-repeated="16382"/>
        </table:table-row>
        <table:table-row table:style-name="ro1">
          <table:table-cell table:formula="of:=VLOOKUP([.A2]; ['Dados Gerais'.D:.E]; 2; 1)" office:value-type="string" office:string-value="É a Carminha" calcext:value-type="string">
            <text:p>É a Carminha</text:p>
          </table:table-cell>
          <table:table-cell table:style-name="ce8" table:formula="of:=VLOOKUP([.B2]; ['Dados Gerais'.D:.E]; 2; 0)" office:value-type="string" office:string-value="Nenhum dos anteriores" calcext:value-type="string">
            <text:p>Nenhum dos anteriores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pt" fo:country="BR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 style:data-style-name="N2" text:time-value="10:09:13.5216926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2:16:18.619980978</meta:creation-date>
    <dc:date>2024-07-27T10:45:52.197920608</dc:date>
    <meta:editing-duration>PT58M37S</meta:editing-duration>
    <meta:editing-cycles>14</meta:editing-cycles>
    <meta:generator>LibreOffice/7.6.7.2$Linux_X86_64 LibreOffice_project/60$Build-2</meta:generator>
    <meta:document-statistic meta:table-count="3" meta:cell-count="44" meta:object-count="0"/>
  </office:meta>
</office:document-meta>
</file>